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5C00000024D4474952C66A0A54.png" manifest:media-type="image/png"/>
  <manifest:file-entry manifest:full-path="Pictures/1007A1D8000008D50000037907CA72FA08091EBE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Normal">
      <style:text-properties style:font-name="Times New Roman" fo:font-size="13pt" style:font-size-asian="13pt" style:font-name-complex="Times New Roman" style:font-size-complex="13pt"/>
    </style:style>
    <style:style style:name="P4" style:family="paragraph" style:parent-style-name="Normal">
      <style:text-properties style:font-name="Arial" fo:font-size="16pt" style:text-underline-style="none" fo:font-weight="bold" style:text-underline-mode="continuous" style:text-overline-mode="continuous" style:text-line-through-mode="continuous" style:font-size-asian="16pt" style:font-weight-asian="bold" style:font-name-complex="Times New Roman" style:font-size-complex="16pt" style:font-weight-complex="bold"/>
    </style:style>
    <style:style style:name="P5" style:family="paragraph" style:parent-style-name="Parágrafo_20_da_20_Lista" style:list-style-name="L1"/>
    <style:style style:name="P6" style:family="paragraph" style:parent-style-name="Parágrafo_20_da_20_Lista" style:list-style-name="L1">
      <style:text-properties style:font-name="Times New Roman" fo:font-size="13pt" style:font-size-asian="13pt" style:font-name-complex="Times New Roman" style:font-size-complex="13pt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style:font-size-asian="10pt" style:language-asian="pt" style:country-asian="BR" style:font-name-complex="Times New Roman" style:font-size-complex="10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style:language-asian="pt" style:country-asian="BR" style:font-name-complex="Times New Roman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style:font-size-asian="14pt" style:language-asian="pt" style:country-asian="BR" style:font-name-complex="Times New Roman" style:font-size-complex="14pt"/>
    </style:style>
    <style:style style:name="T7" style:family="text">
      <style:text-properties style:font-name="Times New Roman" fo:font-size="13pt" style:font-size-asian="13pt" style:font-name-complex="Times New Roman" style:font-size-complex="13pt"/>
    </style:style>
    <style:style style:name="T8" style:family="text">
      <style:text-properties style:font-name="Times New Roman" fo:font-size="13pt" style:font-size-asian="13pt" style:language-asian="pt" style:country-asian="BR" style:font-name-complex="Times New Roman" style:font-size-complex="13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Symbol" fo:font-size="10pt" style:font-name-asian="Symbol" style:font-size-asian="10pt" style:font-name-complex="Symbol" style:font-size-complex="10pt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style:font-name="Symbol" fo:font-size="14pt" style:font-name-asian="Symbol" style:font-size-asian="14pt" style:font-name-complex="Symbol" style:font-size-complex="14pt"/>
    </style:style>
    <style:style style:name="T13" style:family="text">
      <style:text-properties style:font-name="Symbol" fo:font-size="13pt" style:font-name-asian="Symbol" style:font-size-asian="13pt" style:font-name-complex="Symbol" style:font-size-complex="13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Teoria T01</text:p>
      <text:p text:style-name="P1"/>
      <text:p text:style-name="P3">Preencha o círculo dos itens verdadeiros e deixe em branco o dos falsos.</text:p>
      <text:list xml:id="list2435214400" text:style-name="L1">
        <text:list-item>
          <text:p text:style-name="P6">Para que haja garantia de convergência do Perceptron, os dados do problema devem ser linearmente separáveis e a taxa de aprendizado deve ser pequena.</text:p>
        </text:list-item>
        <text:list-item>
          <text:p text:style-name="P5"><text:span text:style-name="Fonte_20_parág._20_padrão"><text:span text:style-name="T7">A importância da </text:span></text:span><text:span text:style-name="Fonte_20_parág._20_padrão"><text:span text:style-name="T15">Sum of Squared Errors (SSE) </text:span></text:span><text:span text:style-name="Fonte_20_parág._20_padrão"><text:span text:style-name="T7">como função de custo na Adaline é que por se tratar de uma função não convexa, o algoritmo gradiente descendente (GD) consegue convergir adequadamente.</text:span></text:span></text:p>
        </text:list-item>
        <text:list-item>
          <text:p text:style-name="P5"><text:span text:style-name="Fonte_20_parág._20_padrão"><text:span text:style-name="T7">Para conjunto de treinamento com uma quantidade enorme de exemplos, o algoritmo GD estocástico leva vantagem sobre o Batch GD, por realizar atualização incremental de pesos.</text:span></text:span></text:p>
        </text:list-item>
        <text:list-item>
          <text:p text:style-name="P5"><text:span text:style-name="Fonte_20_parág._20_padrão"><text:span text:style-name="T7">Reescala de características com </text:span></text:span><text:span text:style-name="Fonte_20_parág._20_padrão"><text:span text:style-name="T8"><draw:frame draw:style-name="fr1" draw:name="Imagem 1" text:anchor-type="as-char" svg:y="-0.445cm" svg:width="2.298cm" style:rel-width="scale" svg:height="0.919cm" style:rel-height="scale" draw:z-index="0"><draw:image xlink:href="Pictures/1007A1D8000008D50000037907CA72FA08091EBE.emf" xlink:type="simple" xlink:show="embed" xlink:actuate="onLoad" draw:mime-type="image/x-emf"/><draw:image xlink:href="Pictures/100000010000005C00000024D4474952C66A0A54.png" xlink:type="simple" xlink:show="embed" xlink:actuate="onLoad" draw:mime-type="image/png"/></draw:frame></text:span></text:span><text:span text:style-name="Fonte_20_parág._20_padrão"><text:span text:style-name="T7"><text:s/>ajuda a acelerar o processo de convergência do GD.</text:span></text:span></text:p>
        </text:list-item>
        <text:list-item>
          <text:p text:style-name="P6">Podemos utilizar regressão logística para treinar um modelo que estima a nota que você daria a um novo filme lançado nos cinemas.</text:p>
        </text:list-item>
        <text:list-item>
          <text:p text:style-name="P6">Um classificador treinado com menos dados é menos suscetível à superespecialização.</text:p>
        </text:list-item>
        <text:list-item>
          <text:p text:style-name="P6">Um modelo com alta variância é muito sensível aos dados de treinamento e, portanto, se torna superespecializado.</text:p>
        </text:list-item>
        <text:list-item>
          <text:p text:style-name="P6">Um modelo com alto viés é afetado pela mudança de dados de treinamento.</text:p>
        </text:list-item>
        <text:list-item>
          <text:p text:style-name="P6">O uso da regularização L2 permite maior controle sobre overfitting e underfitting de modelos.</text:p>
        </text:list-item>
        <text:list-item>
          <text:p text:style-name="P5"><text:span text:style-name="Fonte_20_parág._20_padrão"><text:span text:style-name="T7">Utilizando abordagem One-vs-All, precisamos realizar n treinamentos para n classes existentes, com n </text:span></text:span><text:span text:style-name="Fonte_20_parág._20_padrão"><text:span text:style-name="T13">³</text:span></text:span><text:span text:style-name="Fonte_20_parág._20_padrão"><text:span text:style-name="T7"> 3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0:55:00Z</meta:creation-date>
    <dc:date>2022-06-16T21:59:55.650665862</dc:date>
    <meta:print-date>2017-06-20T16:02:00Z</meta:print-date>
    <meta:editing-cycles>15</meta:editing-cycles>
    <meta:editing-duration>PT1M18S</meta:editing-duration>
    <meta:document-statistic meta:table-count="0" meta:image-count="1" meta:object-count="0" meta:page-count="1" meta:paragraph-count="12" meta:word-count="212" meta:character-count="1286" meta:non-whitespace-character-count="1095"/>
    <meta:template xlink:type="simple" xlink:actuate="onRequest" xlink:title="" xlink:href="Normal.dotm"/>
  </office:meta>
</office:document-meta>
</file>